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ParameterMetaData.getParame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ParameterMetaData.isReturn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lParameterMetaData.is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ParameterMetaData.get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ParameterMetaData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ParameterMetaData.is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ParameterMetaData.CallParameterMetaData( boolean function , @ Nullable String columnName , int columnType , int sqlType , @ Nullable String typeName , boolean 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lParameterMetaData.ge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